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pple-system" svg:font-family="apple-system, system-ui, 'Segoe UI', Helvetica, Arial, sans-serif, 'Apple Color Emoji', 'Segoe UI Emoji'" style:font-charset="x-symbol"/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925" officeooo:paragraph-rsid="001f3925" style:font-weight-asian="bold" style:font-weight-complex="bold"/>
    </style:style>
    <style:style style:name="P2" style:family="paragraph" style:parent-style-name="Standard">
      <style:text-properties fo:font-weight="bold" officeooo:rsid="002066a4" officeooo:paragraph-rsid="002066a4" style:font-weight-asian="bold" style:font-weight-complex="bold"/>
    </style:style>
    <style:style style:name="P3" style:family="paragraph" style:parent-style-name="Standard">
      <style:text-properties fo:font-weight="normal" officeooo:rsid="001f3925" officeooo:paragraph-rsid="001f3925" style:font-weight-asian="normal" style:font-weight-complex="normal"/>
    </style:style>
    <style:style style:name="P4" style:family="paragraph" style:parent-style-name="Standard">
      <style:text-properties officeooo:paragraph-rsid="001f3925"/>
    </style:style>
    <style:style style:name="P5" style:family="paragraph" style:parent-style-name="Standard">
      <style:text-properties officeooo:paragraph-rsid="002066a4"/>
    </style:style>
    <style:style style:name="P6" style:family="paragraph" style:parent-style-name="Standard">
      <style:text-properties officeooo:rsid="002066a4" officeooo:paragraph-rsid="002066a4"/>
    </style:style>
    <style:style style:name="P7" style:family="paragraph" style:parent-style-name="Standard">
      <style:text-properties officeooo:paragraph-rsid="002166b3"/>
    </style:style>
    <style:style style:name="P8" style:family="paragraph" style:parent-style-name="Standard">
      <style:text-properties fo:font-size="15pt" fo:font-weight="bold" officeooo:rsid="001f3925" officeooo:paragraph-rsid="001f3925" style:font-size-asian="15pt" style:font-weight-asian="bold" style:font-size-complex="15pt" style:font-weight-complex="bold"/>
    </style:style>
    <style:style style:name="T1" style:family="text">
      <style:text-properties officeooo:rsid="001f3925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7.90000009536743pt" fo:letter-spacing="normal" fo:font-style="normal" style:text-underline-style="none" fo:font-weight="normal" style:text-blinking="false" loext:padding="0in" loext:border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3925" style:font-weight-asian="normal" style:font-weight-complex="normal"/>
    </style:style>
    <style:style style:name="T5" style:family="text">
      <style:text-properties fo:font-weight="normal" officeooo:rsid="002066a4" style:font-weight-asian="normal" style:font-weight-complex="normal"/>
    </style:style>
    <style:style style:name="T6" style:family="text">
      <style:text-properties fo:font-weight="normal" officeooo:rsid="002166b3" style:font-weight-asian="normal" style:font-weight-complex="normal"/>
    </style:style>
    <style:style style:name="T7" style:family="text">
      <style:text-properties officeooo:rsid="002066a4"/>
    </style:style>
    <style:style style:name="T8" style:family="text">
      <style:text-properties officeooo:rsid="002166b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166b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wift</text:p>
      <text:p text:style-name="P4"><text:span text:style-name="T2"/></text:p>
      <text:p text:style-name="P3">Swift is a general purpose language designed with an emphasis on safety, speed and expression. It is a <text:span text:style-name="T9">compiled</text:span> language developed by Apple with the purpose of developing iOS, OS X tvOS and watchOS applications. <text:span text:style-name="T8">Swift is a multi-paradigm language, meaning it can support more than one programming paradigm. It is primarily an </text:span><text:span text:style-name="T10">object-oriented language</text:span><text:span text:style-name="T8"> but it can also be written as </text:span><text:span text:style-name="T10">functional</text:span><text:span text:style-name="T8">, and uses tools of</text:span><text:span text:style-name="T10"> protocol-oriented programming</text:span><text:span text:style-name="T8">. </text:span></text:p>
      <text:p text:style-name="P3"/>
      <text:p text:style-name="P3"/>
      <text:p text:style-name="P8">History </text:p>
      <text:p text:style-name="P1"/>
      <text:p text:style-name="P3"><text:span text:style-name="T8">Developed by Apple to be used with their operating system, Swift </text:span>was designed in 2010 by Chris Lattner, along with Doug Gregor, John McCall, Ted Kremenk and Joe Groff. <text:s/>Swift was introduced at Apples’s Worldwide Developers Conference in 2014 and is currently in version 4.2. </text:p>
      <text:p text:style-name="P3"/>
      <text:p text:style-name="P8">Usage</text:p>
      <text:p text:style-name="P3"/>
      <text:p text:style-name="P3">Swift is most often used in development of products <text:span text:style-name="T8">for iOS, iPadOS, macOS, watchOS, tvOS and Linux </text:span>. <text:span text:style-name="T7">On “Swift.org”, the language is listed as being used “from systems programming, to mobile and desktop apps, scaling up to cloud services.” </text:span></text:p>
      <text:p text:style-name="P3"/>
      <text:p text:style-name="P3">The most popular projects on Github using this language are:</text:p>
      <text:p text:style-name="P3"/>
      <text:p text:style-name="P4"><text:span text:style-name="T4">1. </text:span><text:a xlink:type="simple" xlink:href="https://github.com/justjavac/free-programming-books-zh_CN" text:style-name="Internet_20_link" text:visited-style-name="Visited_20_Internet_20_Link">https://github.com/justjavac/free-programming-books-zh_CN</text:a></text:p>
      <text:p text:style-name="P4"><text:span text:style-name="T1">2. </text:span><text:a xlink:type="simple" xlink:href="https://github.com/apple/swift" text:style-name="Internet_20_link" text:visited-style-name="Visited_20_Internet_20_Link">https://github.com/apple/swift</text:a></text:p>
      <text:p text:style-name="P4"><text:span text:style-name="T1">3. </text:span><text:a xlink:type="simple" xlink:href="https://github.com/vsouza/awesome-ios" text:style-name="Internet_20_link" text:visited-style-name="Visited_20_Internet_20_Link">https://github.com/vsouza/awesome-ios</text:a></text:p>
      <text:p text:style-name="P4"><text:span text:style-name="T1">4. </text:span><text:a xlink:type="simple" xlink:href="https://github.com/Alamofire/Alamofire" text:style-name="Internet_20_link" text:visited-style-name="Visited_20_Internet_20_Link">https://github.com/Alamofire/Alamofire</text:a></text:p>
      <text:p text:style-name="P3"/>
      <text:p text:style-name="P1">Resources</text:p>
      <text:p text:style-name="P1"/>
      <text:p text:style-name="P5"><text:span text:style-name="T4">For resources I intend to use the Swift community blog, which includes information about documentation</text:span><text:span text:style-name="T5">(</text:span><text:a xlink:type="simple" xlink:href="https://swift.org/documentation/" text:style-name="Internet_20_link" text:visited-style-name="Visited_20_Internet_20_Link">https://swift.org/documentation/</text:a><text:span text:style-name="T7">). Apple hosts resources as well, which include documentation, sample code, and books (</text:span><text:a xlink:type="simple" xlink:href="https://developer.apple.com/swift/resources/" text:style-name="Internet_20_link" text:visited-style-name="Visited_20_Internet_20_Link">https://developer.apple.com/swift/resources/</text:a><text:span text:style-name="T7">). <text:s/>Java Point also has tutorial features and quick guides that will help with developing a basic understanding of the syntax of Swift (</text:span><text:a xlink:type="simple" xlink:href="https://www.javatpoint.com/swift-introduction" text:style-name="Internet_20_link" text:visited-style-name="Visited_20_Internet_20_Link">https://www.javatpoint.com/swift-introduction</text:a><text:span text:style-name="T7">). </text:span></text:p>
      <text:p text:style-name="P5"/>
      <text:p text:style-name="P2">Sources</text:p>
      <text:p text:style-name="P2"/>
      <text:p text:style-name="P2"><text:span text:style-name="T3">Apple.com </text:span><text:a xlink:type="simple" xlink:href="https://developer.apple.com/swift/resources/" text:style-name="Internet_20_link" text:visited-style-name="Visited_20_Internet_20_Link"><text:span text:style-name="T3">https://developer.apple.com/swift/resources/</text:span></text:a><text:span text:style-name="T3"> Accessed Sept. 10, 2020. <text:s/></text:span></text:p>
      <text:p text:style-name="P2"><text:span text:style-name="T3"/></text:p>
      <text:p text:style-name="P5"><text:span text:style-name="T5">Github.com </text:span><text:a xlink:type="simple" xlink:href="https://github.com/search?o=desc&amp;q=swift&amp;s=stars&amp;type=Repositories" text:style-name="Internet_20_link" text:visited-style-name="Visited_20_Internet_20_Link">https://github.com/search?o=desc&amp;q=swift&amp;s=stars&amp;type=Repositories</text:a>. <text:span text:style-name="T7">Accessed Sept. 10, 2020. </text:span></text:p>
      <text:p text:style-name="P5"/>
      <text:p text:style-name="P6">JavatPoint.com <text:a xlink:type="simple" xlink:href="https://www.javatpoint.com/history-of-swift#:~:text=History%20of%20Swift%20Programming%20Language&amp;text=The%20development%20of%20Swift%20was,and%20many%20other%20programming%20languages" text:style-name="Internet_20_link" text:visited-style-name="Visited_20_Internet_20_Link"><text:span text:style-name="T4">https://www.javatpoint.com/history-of-swift#:~:text=History%20of%20Swift%20Programming%20Language&amp;text=The%20development%20of%20Swift%20was,and%20many%20other%20programming%20languages</text:span></text:a><text:a xlink:type="simple" xlink:href="https://www.javatpoint.com/history-of-swift#:~:text=History%20of%20Swift%20Programming%20Language&amp;text=The%20development%20of%20Swift%20was,and%20many%20other%20programming%20languages." text:style-name="Internet_20_link" text:visited-style-name="Visited_20_Internet_20_Link"><text:span text:style-name="T4">.</text:span></text:a><text:span text:style-name="T4"> </text:span><text:span text:style-name="T3">Accessed Sept. 10, 2020. </text:span></text:p>
      <text:p text:style-name="P6"><text:span text:style-name="T3"/></text:p>
      <text:p text:style-name="P5"><text:span text:style-name="T5">Swift.org <text:s/></text:span><text:a xlink:type="simple" xlink:href="https://swift.org/documentation" text:style-name="Internet_20_link" text:visited-style-name="Visited_20_Internet_20_Link"><text:span text:style-name="T3">https://swift.org/documentation</text:span></text:a><text:span text:style-name="T3"> </text:span><text:span text:style-name="T5">Accessed Sept. 10, 2020.</text:span></text:p>
      <text:p text:style-name="P5"><text:soft-page-break/><text:span text:style-name="T5"/></text:p>
      <text:p text:style-name="P7"><text:span text:style-name="T5">W</text:span><text:span text:style-name="T6">ikipedia.org </text:span><text:a xlink:type="simple" xlink:href="https://en.wikipedia.org/wiki/Swift_(programming_language)#Protocol-oriented_programming" text:style-name="Internet_20_link" text:visited-style-name="Visited_20_Internet_20_Link"><text:span text:style-name="T3">https://en.wikipedia.org/wiki/Swift_(programming_language)#Protocol-oriented_programming</text:span></text:a><text:span text:style-name="T6"> Accessed Sept. 10, 2020.</text:span></text:p>
      <text:p text:style-name="P6"><text:span text:style-name="T3"/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pple-system" svg:font-family="apple-system, system-ui, 'Segoe UI', Helvetica, Arial, sans-serif, 'Apple Color Emoji', 'Segoe UI Emoji'" style:font-charset="x-symbol"/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0T09:34:57.748750410</meta:creation-date>
    <dc:date>2020-09-10T10:04:41.382365963</dc:date>
    <meta:editing-duration>PT8M53S</meta:editing-duration>
    <meta:editing-cycles>1</meta:editing-cycles>
    <meta:document-statistic meta:table-count="0" meta:image-count="0" meta:object-count="0" meta:page-count="2" meta:paragraph-count="19" meta:word-count="258" meta:character-count="2281" meta:non-whitespace-character-count="2030"/>
    <meta:generator>LibreOffice/6.3.1.2$MacOSX_X86_64 LibreOffice_project/b79626edf0065ac373bd1df5c28bd630b4424273</meta:generator>
  </office:meta>
</office:document-meta>
</file>